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0</text:p>
          </table:table-cell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1</text:p>
          </table:table-cell>
          <table:table-cell table:style-name="ce7"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2</text:p>
          </table:table-cell>
          <table:table-cell table:style-name="ce7"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3</text:p>
          </table:table-cell>
          <table:table-cell table:style-name="ce7"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2"/>
        </table:table-row>
        <table:table-row table:style-name="ro1" table:number-rows-repeated="3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09:12:29.622425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3-29T09:12:52.982861669</dc:date>
    <meta:editing-duration>PT1H40M59S</meta:editing-duration>
    <meta:editing-cycles>38</meta:editing-cycles>
    <meta:generator>LibreOffice/5.3.1.2$Linux_X86_64 LibreOffice_project/30m0$Build-2</meta:generator>
    <meta:document-statistic meta:table-count="1" meta:cell-count="115" meta:object-count="0"/>
  </office:meta>
</office:document-meta>
</file>